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9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99ff66" draw:opacity="100%"/>
      <style:paragraph-properties fo:text-align="center"/>
      <style:text-properties fo:font-size="12pt"/>
    </style:style>
    <style:style style:name="P13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1" draw:style-name="gr10" draw:text-style-name="P11" svg:width="0.1343in" svg:height="0.1343in" svg:x="0.452in" svg:y="0.4201in"><text:p/><draw:enhanced-geometry svg:viewBox="0 0 21600 21600" draw:type="rectangle" draw:enhanced-path="M 0 0 L 21600 0 21600 21600 0 21600 0 0 Z N"/></draw:custom-shape><draw:custom-shape text:anchor-type="paragraph" draw:z-index="6" draw:name="Shape 46" draw:style-name="gr9" draw:text-style-name="P10" svg:width="0.1335in" svg:height="0.1335in" svg:x="4.4311in" svg:y="0.4209in"><text:p/><draw:enhanced-geometry svg:viewBox="0 0 21600 21600" draw:type="rectangle" draw:enhanced-path="M 0 0 L 21600 0 21600 21600 0 21600 0 0 Z N"/></draw:custom-shape><draw:custom-shape text:anchor-type="paragraph" draw:z-index="15" draw:name="Shape 11" draw:style-name="gr8" draw:text-style-name="P9" svg:width="0.1335in" svg:height="0.1335in" svg:x="2.4402in" svg:y="0.4264in"><text:p/><draw:enhanced-geometry svg:viewBox="0 0 21600 21600" draw:type="rectangle" draw:enhanced-path="M 0 0 L 21600 0 21600 21600 0 21600 0 0 Z N"/></draw:custom-shape><draw:custom-shape text:anchor-type="paragraph" draw:z-index="17" draw:name="Shape 13" draw:style-name="gr6" draw:text-style-name="P7" svg:width="0.1335in" svg:height="0.1335in" svg:x="5.4165in" svg:y="0.420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0" draw:name="Shape 68" draw:style-name="gr13" draw:text-style-name="P13" svg:width="0.1335in" svg:height="0.1335in" svg:x="0.4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3" draw:style-name="gr2" draw:text-style-name="P4" svg:width="0.1335in" svg:height="0.1335in" svg:x="0.429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5" draw:style-name="gr5" draw:text-style-name="P6" svg:width="0.1335in" svg:height="0.1335in" svg:x="0.443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8" draw:style-name="gr7" draw:text-style-name="P8" svg:width="0.1335in" svg:height="0.1335in" svg:x="0.438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9" draw:text-style-name="P10" svg:width="0.1335in" svg:height="0.1335in" svg:x="0.389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6" draw:style-name="gr6" draw:text-style-name="P7" svg:width="0.1335in" svg:height="0.1335in" svg:x="0.442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1" draw:text-style-name="P12" svg:width="0.1343in" svg:height="0.1343in" svg:x="0.448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2" draw:name="Shape 12" draw:style-name="gr2" draw:text-style-name="P4" svg:width="0.1335in" svg:height="0.1335in" svg:x="0.4492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6" draw:style-name="gr4" draw:text-style-name="P3" svg:width="0.1335in" svg:height="0.1335in" svg:x="0.3984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7" draw:text-style-name="P8" svg:width="0.1335in" svg:height="0.1335in" svg:x="0.431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9" draw:style-name="gr8" draw:text-style-name="P9" svg:width="0.1335in" svg:height="0.1335in" svg:x="0.45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1" draw:name="Shape 4" draw:style-name="gr3" draw:text-style-name="P5" svg:width="0.1335in" svg:height="0.1335in" svg:x="0.4508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7" draw:style-name="gr6" draw:text-style-name="P7" svg:width="0.1335in" svg:height="0.1335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1" draw:style-name="gr12" draw:text-style-name="P13" svg:width="0.1358in" svg:height="0.1358in" svg:x="0.418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5" draw:style-name="gr2" draw:text-style-name="P4" svg:width="0.1335in" svg:height="0.1335in" svg:x="0.467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7" draw:style-name="gr1" draw:text-style-name="P3" svg:width="0.1343in" svg:height="0.1343in" svg:x="0.4634in" svg:y="0.175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2" draw:style-name="gr10" draw:text-style-name="P11" svg:width="0.1343in" svg:height="0.1343in" svg:x="0.397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10" draw:style-name="gr8" draw:text-style-name="P9" svg:width="0.1335in" svg:height="0.1335in" svg:x="0.4283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9" draw:text-style-name="P10" svg:width="0.1335in" svg:height="0.1335in" svg:x="0.461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14" draw:style-name="gr6" draw:text-style-name="P7" svg:width="0.1335in" svg:height="0.1335in" svg:x="0.42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5:12:31.865377938</dc:date>
    <meta:editing-duration>PT1H43M36S</meta:editing-duration>
    <meta:editing-cycles>1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